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3">
      <style:text-properties officeooo:paragraph-rsid="0002a401"/>
    </style:style>
    <style:style style:name="P2" style:family="paragraph" style:parent-style-name="Horizontal_20_Line">
      <style:text-properties officeooo:paragraph-rsid="0002a401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4" style:family="paragraph" style:parent-style-name="Standard">
      <style:text-properties fo:background-color="#1f1f1f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cccccc" loext:opacity="100%" fo:background-color="#1f1f1f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paragraph-rsid="0002a401" fo:background-color="#1f1f1f"/>
    </style:style>
    <style:style style:name="P7" style:family="paragraph" style:parent-style-name="Text_20_body" style:list-style-name="L1">
      <style:text-properties officeooo:paragraph-rsid="0002a401"/>
    </style:style>
    <style:style style:name="P8" style:family="paragraph" style:parent-style-name="Text_20_body">
      <style:text-properties officeooo:paragraph-rsid="0002a401"/>
    </style:style>
    <style:style style:name="T1" style:family="text">
      <style:text-properties fo:color="#569cd6" loext:opacity="100%"/>
    </style:style>
    <style:style style:name="T2" style:family="text">
      <style:text-properties fo:color="#cccccc" loext:opacity="100%"/>
    </style:style>
    <style:style style:name="T3" style:family="text">
      <style:text-properties fo:color="#4ec9b0" loext:opacity="100%"/>
    </style:style>
    <style:style style:name="T4" style:family="text">
      <style:text-properties fo:color="#6a9955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c586c0" loext:opacity="100%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/></text:p>
      <text:p text:style-name="P8">O código que você forneceu implementa o padrão de projeto <text:span text:style-name="Strong_20_Emphasis">Abstract Factory</text:span>, que é utilizado para criar famílias de objetos relacionados ou dependentes sem especificar suas classes concretas. Ele é útil para sistemas que precisam ser flexíveis com diferentes plataformas ou configurações, como no caso de sistemas operacionais distintos (Windows e macOS).</text:p>
      <text:h text:style-name="P1" text:outline-level="3">Como funciona:</text:h>
      <text:list text:style-name="L1">
        <text:list-item>
          <text:p text:style-name="P7"><text:span text:style-name="Strong_20_Emphasis">Fábrica Abstrata (</text:span><text:span text:style-name="Source_20_Text">GUIFactory</text:span><text:span text:style-name="Strong_20_Emphasis">)</text:span>: Define a interface para criar objetos abstratos (no caso, botões e caixas de seleção) sem especificar as classes concretas. As fábricas concretas, como <text:span text:style-name="Source_20_Text">WinFactory</text:span> e <text:span text:style-name="Source_20_Text">MacFactory</text:span>, implementam essa interface para criar produtos específicos para cada plataforma.</text:p>
        </text:list-item>
        <text:list-item>
          <text:p text:style-name="P7"><text:span text:style-name="Strong_20_Emphasis">Produtos Abstratos (</text:span><text:span text:style-name="Source_20_Text">Button</text:span><text:span text:style-name="Strong_20_Emphasis">, </text:span><text:span text:style-name="Source_20_Text">Checkbox</text:span><text:span text:style-name="Strong_20_Emphasis">)</text:span>: Define a interface para os produtos que as fábricas vão criar. Cada fábrica concreta cria uma variante específica desses produtos.</text:p>
        </text:list-item>
        <text:list-item>
          <text:p text:style-name="P7"><text:span text:style-name="Strong_20_Emphasis">Fábricas Concretas (</text:span><text:span text:style-name="Source_20_Text">WinFactory</text:span><text:span text:style-name="Strong_20_Emphasis">, </text:span><text:span text:style-name="Source_20_Text">MacFactory</text:span><text:span text:style-name="Strong_20_Emphasis">)</text:span>: Implementam a interface <text:span text:style-name="Source_20_Text">GUIFactory</text:span> e instanciam os produtos concretos (botões e caixas de seleção para Windows e macOS).</text:p>
        </text:list-item>
        <text:list-item>
          <text:p text:style-name="P7"><text:span text:style-name="Strong_20_Emphasis">Produtos Concretos (</text:span><text:span text:style-name="Source_20_Text">WinButton</text:span><text:span text:style-name="Strong_20_Emphasis">, </text:span><text:span text:style-name="Source_20_Text">MacButton</text:span><text:span text:style-name="Strong_20_Emphasis">, </text:span><text:span text:style-name="Source_20_Text">WinCheckbox</text:span><text:span text:style-name="Strong_20_Emphasis">, </text:span><text:span text:style-name="Source_20_Text">MacCheckbox</text:span><text:span text:style-name="Strong_20_Emphasis">)</text:span>: Implementam as interfaces abstratas e fornecem o comportamento específico para cada sistema operacional.</text:p>
        </text:list-item>
        <text:list-item>
          <text:p text:style-name="P7"><text:span text:style-name="Strong_20_Emphasis">Cliente (</text:span><text:span text:style-name="Source_20_Text">Application</text:span><text:span text:style-name="Strong_20_Emphasis">)</text:span>: Trabalha com os produtos e fábricas abstratas. Não se preocupa com as implementações concretas. Isso torna o código flexível e capaz de suportar múltiplas plataformas.</text:p>
        </text:list-item>
        <text:list-item>
          <text:p text:style-name="P7"><text:span text:style-name="Strong_20_Emphasis">Configurador (</text:span><text:span text:style-name="Source_20_Text">ApplicationConfigurator</text:span><text:span text:style-name="Strong_20_Emphasis">)</text:span>: Determina a fábrica concreta a ser utilizada com base no sistema operacional. Ele seleciona a fábrica correspondente (Windows ou Mac) e a utiliza para criar os objetos apropriados.</text:p>
        </text:list-item>
      </text:list>
      <text:p text:style-name="P2"/>
      <text:h text:style-name="P1" text:outline-level="3">Testes Unitários</text:h>
      <text:p text:style-name="P8">Os testes unitários devem ser focados em garantir que as fábricas estão criando os produtos corretos e que os métodos <text:span text:style-name="Source_20_Text">paint</text:span> estão funcionando como esperado para cada produto concreto. Você pode usar um framework de testes, como JUnit no Java ou outro apropriado para a linguagem usada, para escrever os testes.</text:p>
      <text:p text:style-name="P6"><text:span text:style-name="T1">Exemplo de testes unitários (pseudocódigo):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class</text:span><text:span text:style-name="T2"> </text:span><text:span text:style-name="T3">ApplicationTest</text:span><text:span text:style-name="T2"> {</text:span></text:p>
      <text:p text:style-name="P5">    method testWindowsFactory() is</text:p>
      <text:p text:style-name="P3"><text:span text:style-name="T2">        </text:span><text:span text:style-name="T4">// Configura a aplicação para Windows</text:span></text:p>
      <text:p text:style-name="P3"><text:span text:style-name="T2">        </text:span><text:span text:style-name="T3">GUIFactory</text:span><text:span text:style-name="T2"> </text:span><text:span text:style-name="T5">factory</text:span><text:span text:style-name="T2"> </text:span><text:span text:style-name="T6">=</text:span><text:span text:style-name="T2"> </text:span><text:span text:style-name="T7">new</text:span><text:span text:style-name="T2"> </text:span><text:span text:style-name="T3">WinFactory</text:span><text:span text:style-name="T2">()</text:span></text:p>
      <text:p text:style-name="P3"><text:soft-page-break/><text:span text:style-name="T2">        </text:span><text:span text:style-name="T3">Application</text:span><text:span text:style-name="T2"> </text:span><text:span text:style-name="T5">app</text:span><text:span text:style-name="T2"> </text:span><text:span text:style-name="T6">=</text:span><text:span text:style-name="T2"> </text:span><text:span text:style-name="T7">new</text:span><text:span text:style-name="T2"> </text:span><text:span text:style-name="T3">Application</text:span><text:span text:style-name="T2">(factory)</text:span></text:p>
      <text:p text:style-name="P5">        </text:p>
      <text:p text:style-name="P3"><text:span text:style-name="T2">        </text:span><text:span text:style-name="T4">// Testa se o botão criado é de fato do tipo Windows</text:span></text:p>
      <text:p text:style-name="P3"><text:span text:style-name="T2">        app</text:span><text:span text:style-name="T6">.</text:span><text:span text:style-name="T2">createUI()</text:span></text:p>
      <text:p text:style-name="P3"><text:span text:style-name="T2">        </text:span><text:span text:style-name="T7">assert</text:span><text:span text:style-name="T2"> app</text:span><text:span text:style-name="T6">.</text:span><text:span text:style-name="T2">button is </text:span><text:span text:style-name="T3">WinButton</text:span></text:p>
      <text:p text:style-name="P3"><text:span text:style-name="T2">        app</text:span><text:span text:style-name="T6">.</text:span><text:span text:style-name="T2">button</text:span><text:span text:style-name="T6">.</text:span><text:span text:style-name="T2">paint() </text:span><text:span text:style-name="T4">// Verifica a saída visual ou log do botão estilo Windows</text:span></text:p>
      <text:p text:style-name="P5">        </text:p>
      <text:p text:style-name="P3"><text:span text:style-name="T2">        </text:span><text:span text:style-name="T4">// Testa se o checkbox é do tipo Windows</text:span></text:p>
      <text:p text:style-name="P3"><text:span text:style-name="T2">        </text:span><text:span text:style-name="T3">Checkbox</text:span><text:span text:style-name="T2"> </text:span><text:span text:style-name="T5">checkbox</text:span><text:span text:style-name="T2"> </text:span><text:span text:style-name="T6">=</text:span><text:span text:style-name="T2"> factory</text:span><text:span text:style-name="T6">.</text:span><text:span text:style-name="T2">createCheckbox()</text:span></text:p>
      <text:p text:style-name="P3"><text:span text:style-name="T2">        </text:span><text:span text:style-name="T7">assert</text:span><text:span text:style-name="T2"> checkbox is </text:span><text:span text:style-name="T3">WinCheckbox</text:span></text:p>
      <text:p text:style-name="P3"><text:span text:style-name="T2">        checkbox</text:span><text:span text:style-name="T6">.</text:span><text:span text:style-name="T2">paint() </text:span><text:span text:style-name="T4">// Verifica a saída visual ou log da caixa de seleção estilo Windows</text:span></text:p>
      <text:p text:style-name="P5">    </text:p>
      <text:p text:style-name="P5">    method testMacFactory() is</text:p>
      <text:p text:style-name="P3"><text:span text:style-name="T2">        </text:span><text:span text:style-name="T4">// Configura a aplicação para Mac</text:span></text:p>
      <text:p text:style-name="P3"><text:span text:style-name="T2">        </text:span><text:span text:style-name="T3">GUIFactory</text:span><text:span text:style-name="T2"> </text:span><text:span text:style-name="T5">factory</text:span><text:span text:style-name="T2"> </text:span><text:span text:style-name="T6">=</text:span><text:span text:style-name="T2"> </text:span><text:span text:style-name="T7">new</text:span><text:span text:style-name="T2"> </text:span><text:span text:style-name="T3">MacFactory</text:span><text:span text:style-name="T2">()</text:span></text:p>
      <text:p text:style-name="P3"><text:span text:style-name="T2">        </text:span><text:span text:style-name="T3">Application</text:span><text:span text:style-name="T2"> </text:span><text:span text:style-name="T5">app</text:span><text:span text:style-name="T2"> </text:span><text:span text:style-name="T6">=</text:span><text:span text:style-name="T2"> </text:span><text:span text:style-name="T7">new</text:span><text:span text:style-name="T2"> </text:span><text:span text:style-name="T3">Application</text:span><text:span text:style-name="T2">(factory)</text:span></text:p>
      <text:p text:style-name="P5">        </text:p>
      <text:p text:style-name="P3"><text:span text:style-name="T2">        </text:span><text:span text:style-name="T4">// Testa se o botão criado é do tipo macOS</text:span></text:p>
      <text:p text:style-name="P3"><text:span text:style-name="T2">        app</text:span><text:span text:style-name="T6">.</text:span><text:span text:style-name="T2">createUI()</text:span></text:p>
      <text:p text:style-name="P3"><text:span text:style-name="T2">        </text:span><text:span text:style-name="T7">assert</text:span><text:span text:style-name="T2"> app</text:span><text:span text:style-name="T6">.</text:span><text:span text:style-name="T2">button is </text:span><text:span text:style-name="T3">MacButton</text:span></text:p>
      <text:p text:style-name="P3"><text:span text:style-name="T2">        app</text:span><text:span text:style-name="T6">.</text:span><text:span text:style-name="T2">button</text:span><text:span text:style-name="T6">.</text:span><text:span text:style-name="T2">paint() </text:span><text:span text:style-name="T4">// Verifica a saída visual ou log do botão estilo macOS</text:span></text:p>
      <text:p text:style-name="P5">        </text:p>
      <text:p text:style-name="P3"><text:span text:style-name="T2">        </text:span><text:span text:style-name="T4">// Testa se o checkbox é do tipo macOS</text:span></text:p>
      <text:p text:style-name="P3"><text:span text:style-name="T2">        </text:span><text:span text:style-name="T3">Checkbox</text:span><text:span text:style-name="T2"> </text:span><text:span text:style-name="T5">checkbox</text:span><text:span text:style-name="T2"> </text:span><text:span text:style-name="T6">=</text:span><text:span text:style-name="T2"> factory</text:span><text:span text:style-name="T6">.</text:span><text:span text:style-name="T2">createCheckbox()</text:span></text:p>
      <text:p text:style-name="P3"><text:span text:style-name="T2">        </text:span><text:span text:style-name="T7">assert</text:span><text:span text:style-name="T2"> checkbox is </text:span><text:span text:style-name="T3">MacCheckbox</text:span></text:p>
      <text:p text:style-name="P3"><text:span text:style-name="T2">        checkbox</text:span><text:span text:style-name="T6">.</text:span><text:span text:style-name="T2">paint() </text:span><text:span text:style-name="T4">// Verifica a saída visual ou log da caixa de seleção estilo macOS</text:span></text:p>
      <text:p text:style-name="P5">}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4T20:31:13.022000000</meta:creation-date>
    <dc:date>2024-10-24T20:33:33.591000000</dc:date>
    <meta:editing-duration>PT2M20S</meta:editing-duration>
    <meta:editing-cycles>1</meta:editing-cycles>
    <meta:document-statistic meta:table-count="0" meta:image-count="0" meta:object-count="0" meta:page-count="2" meta:paragraph-count="42" meta:word-count="439" meta:character-count="3208" meta:non-whitespace-character-count="2592"/>
    <meta:generator>LibreOffice/7.6.0.3$Windows_X86_64 LibreOffice_project/69edd8b8ebc41d00b4de3915dc82f8f0fc3b6265</meta:generator>
  </office:meta>
</office:document-meta>
</file>